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style:font-name="Tahoma" fo:font-size="9pt" fo:font-weight="bold" style:font-size-asian="9pt" style:font-weight-asian="bold" style:font-name-complex="Tahoma" style:font-size-complex="9pt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Header">
      <style:paragraph-properties fo:text-align="justify" style:justify-single-word="false">
        <style:tab-stops/>
      </style:paragraph-properties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rsid="00043ace" officeooo:paragraph-rsid="00043ace"/>
    </style:style>
    <style:style style:name="P8" style:family="paragraph" style:parent-style-name="Header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Header">
      <style:paragraph-properties fo:margin-left="0.635cm" fo:margin-right="0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.635cm" fo:margin-right="0cm" fo:text-indent="0.614cm" style:auto-text-indent="false"/>
    </style:style>
    <style:style style:name="P11" style:family="paragraph" style:parent-style-name="Header">
      <style:paragraph-properties fo:margin-left="0.635cm" fo:margin-right="0cm" fo:text-align="justify" style:justify-single-word="false" fo:text-indent="0.614cm" style:auto-text-indent="false">
        <style:tab-stops/>
      </style:paragraph-properties>
    </style:style>
    <style:style style:name="P12" style:family="paragraph" style:parent-style-name="Header">
      <style:paragraph-properties fo:margin-left="0.635cm" fo:margin-right="0cm" fo:text-indent="0.614cm" style:auto-text-indent="false">
        <style:tab-stops/>
      </style:paragraph-properties>
    </style:style>
    <style:style style:name="P13" style:family="paragraph" style:parent-style-name="Header">
      <style:paragraph-properties fo:margin-left="0cm" fo:margin-right="0cm" fo:text-align="justify" style:justify-single-word="false" fo:text-indent="1.249cm" style:auto-text-indent="false">
        <style:tab-stops/>
      </style:paragraph-properties>
    </style:style>
    <style:style style:name="P14" style:family="paragraph" style:parent-style-name="Header">
      <style:paragraph-properties fo:margin-left="1.249cm" fo:margin-right="0cm" fo:text-indent="0cm" style:auto-text-indent="false">
        <style:tab-stops/>
      </style:paragraph-properties>
    </style:style>
    <style:style style:name="P15" style:family="paragraph" style:parent-style-name="Heading" style:master-page-name="Standard">
      <style:paragraph-properties style:page-number="auto"/>
      <style:text-properties fo:font-size="14pt" fo:language="es" fo:country="ES" style:font-size-asian="14pt"/>
    </style:style>
    <style:style style:name="P16" style:family="paragraph" style:parent-style-name="Encabezado" style:list-style-name="WW8Num2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fo:font-weight="normal" officeooo:paragraph-rsid="00107b7e" style:font-weight-asian="normal" style:font-weight-complex="normal"/>
    </style:style>
    <style:style style:name="P17" style:family="paragraph" style:parent-style-name="Encabezado">
      <style:paragraph-properties fo:margin-left="1.249cm" fo:margin-right="0cm" fo:text-indent="0cm" style:auto-text-indent="false">
        <style:tab-stops/>
      </style:paragraph-properties>
      <style:text-properties fo:font-weight="normal" officeooo:paragraph-rsid="00107b7e" style:font-weight-asian="normal" style:font-weight-complex="normal"/>
    </style:style>
    <style:style style:name="P18" style:family="paragraph" style:parent-style-name="Encabezado">
      <style:paragraph-properties fo:margin-left="0.635cm" fo:margin-right="0cm" fo:text-indent="0cm" style:auto-text-indent="false">
        <style:tab-stops/>
      </style:paragraph-properties>
      <style:text-properties fo:font-weight="bold" officeooo:paragraph-rsid="00133f1a" style:font-weight-asian="bold"/>
    </style:style>
    <style:style style:name="P19" style:family="paragraph" style:parent-style-name="Encabezado">
      <style:paragraph-properties fo:margin-left="0.635cm" fo:margin-right="0cm" fo:text-indent="0cm" style:auto-text-indent="false">
        <style:tab-stops/>
      </style:paragraph-properties>
      <style:text-properties fo:font-weight="normal" officeooo:paragraph-rsid="00133f1a" style:font-weight-asian="normal" style:font-weight-complex="normal"/>
    </style:style>
    <style:style style:name="P20" style:family="paragraph" style:parent-style-name="Header">
      <style:paragraph-properties fo:text-align="justify" style:justify-single-word="false">
        <style:tab-stops/>
      </style:paragraph-properties>
    </style:style>
    <style:style style:name="P21" style:family="paragraph" style:parent-style-name="Header" style:list-style-name="WW8Num2">
      <style:paragraph-properties fo:text-align="justify" style:justify-single-word="false">
        <style:tab-stops/>
      </style:paragraph-properties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officeooo:paragraph-rsid="000af3d6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officeooo:paragraph-rsid="000cf74d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officeooo:paragraph-rsid="000ed9cf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officeooo:paragraph-rsid="0015f7d7"/>
    </style:style>
    <style:style style:name="P26" style:family="paragraph" style:parent-style-name="Header" style:list-style-name="WW8Num2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7" style:family="paragraph" style:parent-style-name="Header" style:list-style-name="WW8Num2">
      <style:paragraph-properties fo:text-align="justify" style:justify-single-word="false">
        <style:tab-stops/>
      </style:paragraph-properties>
      <style:text-properties officeooo:rsid="00093029" officeooo:paragraph-rsid="00093029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fo:font-weight="normal" officeooo:paragraph-rsid="000af3d6" style:font-weight-asian="normal" style:font-weight-complex="normal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font-weight="normal" officeooo:paragraph-rsid="000cf74d" style:font-weight-asian="normal" style:font-weight-complex="normal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fo:font-weight="normal" officeooo:paragraph-rsid="00152e38" style:font-weight-asian="normal" style:font-weight-complex="normal"/>
    </style:style>
    <style:style style:name="P31" style:family="paragraph" style:parent-style-name="Header">
      <style:paragraph-properties>
        <style:tab-stops/>
      </style:paragraph-properties>
      <style:text-properties fo:font-weight="normal" officeooo:paragraph-rsid="00152e38" style:font-weight-asian="normal" style:font-weight-complex="normal"/>
    </style:style>
    <style:style style:name="P32" style:family="paragraph" style:parent-style-name="Header" style:list-style-name="WW8Num2">
      <style:paragraph-properties fo:text-align="justify" style:justify-single-word="false">
        <style:tab-stops/>
      </style:paragraph-properties>
      <style:text-properties officeooo:rsid="000af3d6" officeooo:paragraph-rsid="000af3d6"/>
    </style:style>
    <style:style style:name="P33" style:family="paragraph" style:parent-style-name="Header">
      <style:paragraph-properties>
        <style:tab-stops/>
      </style:paragraph-properties>
    </style:style>
    <style:style style:name="P34" style:family="paragraph" style:parent-style-name="Header">
      <style:paragraph-properties>
        <style:tab-stops/>
      </style:paragraph-properties>
      <style:text-properties officeooo:paragraph-rsid="00107b7e"/>
    </style:style>
    <style:style style:name="P35" style:family="paragraph" style:parent-style-name="Header">
      <style:paragraph-properties>
        <style:tab-stops/>
      </style:paragraph-properties>
      <style:text-properties officeooo:paragraph-rsid="0014b9f3"/>
    </style:style>
    <style:style style:name="P36" style:family="paragraph" style:parent-style-name="Header">
      <style:paragraph-properties>
        <style:tab-stops/>
      </style:paragraph-properties>
      <style:text-properties officeooo:paragraph-rsid="00152e38"/>
    </style:style>
    <style:style style:name="P37" style:family="paragraph" style:parent-style-name="Header">
      <style:paragraph-properties>
        <style:tab-stops/>
      </style:paragraph-properties>
      <style:text-properties officeooo:paragraph-rsid="0015f7d7"/>
    </style:style>
    <style:style style:name="P38" style:family="paragraph" style:parent-style-name="Header">
      <style:paragraph-properties fo:margin-left="1.249cm" fo:margin-right="0cm" fo:text-indent="0cm" style:auto-text-indent="false">
        <style:tab-stops/>
      </style:paragraph-properties>
      <style:text-properties fo:font-weight="normal" officeooo:paragraph-rsid="0015f7d7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 style:list-style-name="WW8Num2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b9f3" style:font-weight-asian="bold" style:font-weight-complex="bold"/>
    </style:style>
    <style:style style:name="T4" style:family="text">
      <style:text-properties fo:font-weight="bold" officeooo:rsid="00152e38" style:font-weight-asian="bold" style:font-weight-complex="bold"/>
    </style:style>
    <style:style style:name="T5" style:family="text">
      <style:text-properties fo:font-weight="bold" officeooo:rsid="0015f7d7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0548aa"/>
    </style:style>
    <style:style style:name="T8" style:family="text">
      <style:text-properties officeooo:rsid="0009302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f74d" style:font-weight-asian="normal" style:font-weight-complex="normal"/>
    </style:style>
    <style:style style:name="T11" style:family="text">
      <style:text-properties fo:font-weight="normal" officeooo:rsid="000ed9cf" style:font-weight-asian="normal" style:font-weight-complex="normal"/>
    </style:style>
    <style:style style:name="T12" style:family="text">
      <style:text-properties fo:font-weight="normal" officeooo:rsid="00122a71" style:font-weight-asian="normal" style:font-weight-complex="normal"/>
    </style:style>
    <style:style style:name="T13" style:family="text">
      <style:text-properties fo:font-weight="normal" officeooo:rsid="00133f1a" style:font-weight-asian="normal" style:font-weight-complex="normal"/>
    </style:style>
    <style:style style:name="T14" style:family="text">
      <style:text-properties fo:font-weight="normal" officeooo:rsid="0014b9f3" style:font-weight-asian="normal" style:font-weight-complex="normal"/>
    </style:style>
    <style:style style:name="T15" style:family="text">
      <style:text-properties fo:font-weight="normal" officeooo:rsid="00152e38" style:font-weight-asian="normal" style:font-weight-complex="normal"/>
    </style:style>
    <style:style style:name="T16" style:family="text">
      <style:text-properties fo:font-weight="normal" officeooo:rsid="0015f7d7" style:font-weight-asian="normal" style:font-weight-complex="normal"/>
    </style:style>
    <style:style style:name="T17" style:family="text">
      <style:text-properties officeooo:rsid="000af3d6"/>
    </style:style>
    <style:style style:name="T18" style:family="text">
      <style:text-properties style:use-window-font-color="true" style:font-name="Times New Roman" fo:font-size="12pt" fo:language="es" fo:country="ES" fo:font-weight="bold" officeooo:rsid="000af3d6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Times New Roman" fo:font-size="12pt" fo:language="es" fo:country="ES" fo:font-weight="normal" officeooo:rsid="000af3d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style:use-window-font-color="true" style:font-name="Times New Roman" fo:font-size="12pt" fo:language="es" fo:country="ES" officeooo:rsid="000af3d6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officeooo:rsid="000c6d00"/>
    </style:style>
    <style:style style:name="T22" style:family="text">
      <style:text-properties officeooo:rsid="000cf74d"/>
    </style:style>
    <style:style style:name="T23" style:family="text">
      <style:text-properties officeooo:rsid="00107b7e"/>
    </style:style>
    <style:style style:name="T24" style:family="text">
      <style:text-properties officeooo:rsid="0006f538"/>
    </style:style>
    <style:style style:name="T25" style:family="text">
      <style:text-properties officeooo:rsid="00122a71"/>
    </style:style>
    <style:style style:name="T26" style:family="text">
      <style:text-properties officeooo:rsid="00133f1a"/>
    </style:style>
    <style:style style:name="T27" style:family="text">
      <style:text-properties officeooo:rsid="0014b9f3"/>
    </style:style>
    <style:style style:name="T28" style:family="text">
      <style:text-properties officeooo:rsid="00152e38"/>
    </style:style>
    <style:style style:name="T29" style:family="text">
      <style:text-properties officeooo:rsid="0015f7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ACTICA 2 LINUX</text:p>
      <text:p text:style-name="P3"><text:s/></text:p>
      <text:list xml:id="list1155754490" text:style-name="WW8Num2">
        <text:list-item>
          <text:p text:style-name="P40">Entramos en modo texto (<text:span text:style-name="T1">Ctrl + Alt + F1</text:span>). Abandona el sistema pulsando <text:span text:style-name="T1">[Ctrl + d]</text:span> y vuelve a acceder introduciendo tu identificador de usuario o presentación. Repite la práctica pero introduciendo un nombre erróneo.</text:p>
        </text:list-item>
      </text:list>
      <text:p text:style-name="P6"/>
      <text:p text:style-name="P7">El usuario seria incorrecto. No podemos entrar sino ponemos bien el usuario y la contraseña.</text:p>
      <text:p text:style-name="P6"/>
      <text:list xml:id="list224045504774009" text:continue-numbering="true" text:style-name="WW8Num2">
        <text:list-item>
          <text:p text:style-name="P40">Cambia tu contraseña o palabra clave. Abandona el sistema y vuelve a acceder con la nueva clave.</text:p>
        </text:list-item>
      </text:list>
      <text:p text:style-name="P5"/>
      <text:p text:style-name="P5"><text:tab/><text:span text:style-name="T7">sudo passwd</text:span></text:p>
      <text:p text:style-name="P5"/>
      <text:list xml:id="list224047108167225" text:continue-numbering="true" text:style-name="WW8Num2">
        <text:list-item>
          <text:p text:style-name="P40">Abandona el sistema utilizando el comando adecuado.</text:p>
          <text:p text:style-name="P40">Ctrl + d , <text:span text:style-name="T7">exit <text:s/>(hatl apagado)</text:span></text:p>
        </text:list-item>
      </text:list>
      <text:p text:style-name="P5"/>
      <text:list xml:id="list224045732948932" text:continue-numbering="true" text:style-name="WW8Num2">
        <text:list-item>
          <text:p text:style-name="P40">Vuelve a intentar acceder al sistema y cambia alguno de los caracteres de tu clave (passwd) por su correspondiente en mayúsculas. ¿Se te permite el acceso?<text:tab/></text:p>
          <text:p text:style-name="P40"/>
        </text:list-item>
      </text:list>
      <text:p text:style-name="P5"><text:tab/>No lo permite, ya que saldrá un mensaje dando un error. <text:span text:style-name="T8">Ya que diferencia entre <text:tab/>mayúsculas y minúsculas.</text:span></text:p>
      <text:p text:style-name="P5"><text:tab/></text:p>
      <text:list xml:id="list224046255188262" text:continue-numbering="true" text:style-name="WW8Num2">
        <text:list-item>
          <text:p text:style-name="P40">Cambia tu contraseña dejándola como estaba en un principio.</text:p>
        </text:list-item>
      </text:list>
      <text:p text:style-name="P5"><text:tab/><text:span text:style-name="T8">sudo passwd</text:span></text:p>
      <text:p text:style-name="P5"/>
      <text:list xml:id="list224046012742501" text:continue-numbering="true" text:style-name="WW8Num2">
        <text:list-item>
          <text:p text:style-name="P21">Obtén la relación de usuarios conectados al sistema.</text:p>
          <text:p text:style-name="P27">who</text:p>
        </text:list-item>
      </text:list>
      <text:p text:style-name="P4"/>
      <text:list xml:id="list224046697715070" text:continue-numbering="true" text:style-name="WW8Num2">
        <text:list-item>
          <text:p text:style-name="P21">Comprueba tu identificador o nombre de presentación.</text:p>
        </text:list-item>
      </text:list>
      <text:p text:style-name="P4"><text:tab/><text:span text:style-name="T8">id</text:span></text:p>
      <text:list xml:id="list224047108777964" text:continue-numbering="true" text:style-name="WW8Num2">
        <text:list-item>
          <text:p text:style-name="P21">Ejecuta el comando <text:span text:style-name="T1">who am i</text:span>. Anota la hora de conexión. Abandona el sistema y vuelve a acceder a él. Ejecuta de nuevo el comando <text:span text:style-name="T1">who am i</text:span> y comprueba el cambio en la hora de conexión.</text:p>
        </text:list-item>
      </text:list>
      <text:p text:style-name="P4"><text:tab/><text:span text:style-name="T17">Cambia la hora de la conexión.</text:span></text:p>
      <text:list xml:id="list224047367613043" text:continue-numbering="true" text:style-name="WW8Num2">
        <text:list-item>
          <text:p text:style-name="P21">Averigua cuál es la identificación de tu terminal con el comando <text:span text:style-name="T1">tty</text:span>. Ejecuta el comando <text:span text:style-name="T1">who</text:span> y comprueba que la identificación de tu terminal coincide con la anterior.</text:p>
          <text:p text:style-name="P32">tty1</text:p>
        </text:list-item>
      </text:list>
      <text:p text:style-name="P4"/>
      <text:list xml:id="list224046257706132" text:continue-numbering="true" text:style-name="WW8Num2">
        <text:list-item>
          <text:p text:style-name="P21">Entramos en modo gráfico sin salir de la sesión actual (<text:span text:style-name="T1">Alt + F7)</text:span>. Abrimos un terminal (ventanita negra). Utiliza el comando <text:span text:style-name="T1">tty</text:span> y comprueba la terminal en la que te encuentras. Si ejecutamos el comando <text:span text:style-name="T1">who</text:span>, nos aparecen los terminales <text:span text:style-name="T1">tty1</text:span> y <text:span text:style-name="T1">pts/0. </text:span>¿Qué significan cada uno?</text:p>
        </text:list-item>
      </text:list>
      <text:p text:style-name="P4"><text:tab/></text:p>
      <text:p text:style-name="P22"><text:tab/> <text:span text:style-name="T9">tty1-→</text:span><text:span text:style-name="T19"> Terminal de texto (consola).</text:span></text:p>
      <text:p text:style-name="P28"><text:span text:style-name="T20"><text:tab/>pts/0-→ Terminal gráfico.</text:span></text:p>
      <text:p text:style-name="P22"><text:span text:style-name="T18"/></text:p>
      <text:list xml:id="list224046464328129" text:continue-numbering="true" text:style-name="WW8Num2">
        <text:list-item>
          <text:p text:style-name="P21"><text:soft-page-break/>¿Qué sistema Linux estás utilizando? ¿Cuál es la versión y revisión correspondientes?</text:p>
        </text:list-item>
      </text:list>
      <text:p text:style-name="P4"><text:tab/><text:span text:style-name="T17">uname -vr</text:span></text:p>
      <text:list xml:id="list224045976914015" text:continue-numbering="true" text:style-name="WW8Num2">
        <text:list-item>
          <text:p text:style-name="P21">Muestra en pantalla el calendario actual.</text:p>
        </text:list-item>
      </text:list>
      <text:p text:style-name="P4"><text:tab/><text:span text:style-name="T17">cal</text:span></text:p>
      <text:list xml:id="list224045987751851" text:continue-numbering="true" text:style-name="WW8Num2">
        <text:list-item>
          <text:p text:style-name="P21">Visualiza el calendario correspondiente al mes de junio de 2000.</text:p>
        </text:list-item>
      </text:list>
      <text:p text:style-name="P22"><text:tab/><text:span text:style-name="T17">c</text:span><text:span text:style-name="T9">al 6 2000</text:span></text:p>
      <text:list xml:id="list224046327521984" text:continue-numbering="true" text:style-name="WW8Num2">
        <text:list-item>
          <text:p text:style-name="P21">Obtén el calendario completo del año 2000.</text:p>
        </text:list-item>
      </text:list>
      <text:p text:style-name="P4"><text:tab/><text:span text:style-name="T21">cal 2000</text:span></text:p>
      <text:list xml:id="list224046504927011" text:continue-numbering="true" text:style-name="WW8Num2">
        <text:list-item>
          <text:p text:style-name="P21">Ejecuta las siguientes órdenes y observa el resultado:</text:p>
        </text:list-item>
      </text:list>
      <text:p text:style-name="P10">echo date</text:p>
      <text:p text:style-name="P10">echo ’date’<text:tab/><text:tab/>(comilla simple)</text:p>
      <text:p text:style-name="P10">echo logname</text:p>
      <text:p text:style-name="P10">echo ‘logname‘<text:tab/>(acento grave)</text:p>
      <text:p text:style-name="P10">echo echo</text:p>
      <text:p text:style-name="P10">echomarta</text:p>
      <text:p text:style-name="P10">echo , marta</text:p>
      <text:p text:style-name="P11">echo ; marta</text:p>
      <text:p text:style-name="P11"/>
      <text:list xml:id="list224046461736873" text:continue-numbering="true" text:style-name="WW8Num2">
        <text:list-item>
          <text:p text:style-name="P21">Haz un listado en formato largo para ver los permisos, fecha y hora en que se crearon los archivos. Visualiza, con otra orden, también los archivos ocultos.</text:p>
        </text:list-item>
      </text:list>
      <text:p text:style-name="P8"><text:tab/><text:span text:style-name="T21">ls -lta</text:span></text:p>
      <text:list xml:id="list224045668698678" text:continue-numbering="true" text:style-name="WW8Num2">
        <text:list-item>
          <text:p text:style-name="P21">Haz un listado en formato largo ordenado por fecha y hora de la última modificación.</text:p>
        </text:list-item>
      </text:list>
      <text:p text:style-name="P4"><text:tab/><text:span text:style-name="T21">ls -lt</text:span></text:p>
      <text:list xml:id="list224047020252372" text:continue-numbering="true" text:style-name="WW8Num2">
        <text:list-item>
          <text:p text:style-name="P21">Haz un listado ordenado por la última vez que han accedido a ellos (se han utilizado).</text:p>
        </text:list-item>
      </text:list>
      <text:p text:style-name="P8"><text:tab/><text:span text:style-name="T21">ls -lt -u</text:span></text:p>
      <text:list xml:id="list224046622839297" text:continue-numbering="true" text:style-name="WW8Num2">
        <text:list-item>
          <text:p text:style-name="P21">Visualiza el calendario del año en curso. Si el calendario ocupa más de una pantalla usa un filtro para producir una pausa.</text:p>
        </text:list-item>
      </text:list>
      <text:p text:style-name="P23"><text:tab/><text:span text:style-name="T10">c</text:span><text:span text:style-name="T9">al </text:span><text:span text:style-name="T10">-y</text:span><text:span text:style-name="T9"> </text:span><text:span text:style-name="T11">|</text:span><text:span text:style-name="T9"> more </text:span></text:p>
      <text:p text:style-name="P29"><text:tab/><text:span text:style-name="T22">c</text:span>al -<text:span text:style-name="T22">y</text:span> | less</text:p>
      <text:list xml:id="list224045397009008" text:continue-numbering="true" text:style-name="WW8Num2">
        <text:list-item>
          <text:p text:style-name="P21">Visualiza el calendario del mes actual. ¿Es necesario especificar el año?</text:p>
        </text:list-item>
      </text:list>
      <text:p text:style-name="P12">Visualiza la fecha actual en el siguiente formato: </text:p>
      <text:p text:style-name="P12">Hoy es: <text:s/><text:span text:style-name="T6">d</text:span> <text:s/>de <text:s/><text:span text:style-name="T6">m</text:span> <text:s/>de <text:s/><text:span text:style-name="T6">a</text:span> <text:s text:c="3"/>(siendo <text:s/><text:span text:style-name="T6">d</text:span> <text:s/>el día, <text:s/><text:span text:style-name="T6">m</text:span> <text:s/>el mes, y <text:s/><text:span text:style-name="T6">a </text:span><text:s/>el año).</text:p>
      <text:p text:style-name="P12">Hora: <text:span text:style-name="T6">hh</text:span>:<text:span text:style-name="T6">mm</text:span>:<text:span text:style-name="T6">ss</text:span> <text:s/><text:span text:style-name="T6">AM</text:span></text:p>
      <text:p text:style-name="P13">Prueba otros formatos distintos.</text:p>
      <text:p text:style-name="P24"><text:tab/><text:span text:style-name="T17">d</text:span><text:span text:style-name="T9">ate</text:span></text:p>
      <text:p text:style-name="P28"><text:tab/><text:span text:style-name="T17">d</text:span>ate “+hoy es %d de %B <text:s/>de %Y –Hora: %r”</text:p>
      <text:list xml:id="list224046425475240" text:continue-numbering="true" text:style-name="WW8Num2">
        <text:list-item>
          <text:p text:style-name="P21">Crea en tu directorio de trabajo (también llamado “directorio de nuestro usuario”), utilizando el redireccionamiento, un archivo llamado <text:span text:style-name="T1">fich.calen</text:span>; que contenga el calendario de tu año de nacimiento.</text:p>
          <text:p text:style-name="P16"/>
          <text:p text:style-name="P16"><text:span text:style-name="T23">c</text:span>al <text:span text:style-name="T23">1976</text:span> &gt; fich.calen</text:p>
        </text:list-item>
      </text:list>
      <text:p text:style-name="P3"><text:tab/></text:p>
      <text:list xml:id="list224045865849547" text:continue-numbering="true" text:style-name="WW8Num2">
        <text:list-item>
          <text:p text:style-name="P21">Mediante redireccionamiento crea un archivo llamado <text:span text:style-name="T1">este.mes</text:span>, que contenga solamente el calendario del mes actual. Con otra orden añade la fecha actual al final del mismo archivo.</text:p>
        </text:list-item>
      </text:list>
      <text:p text:style-name="P3"/>
      <text:p text:style-name="P17"><text:span text:style-name="T24">cal </text:span><text:s/>&gt; <text:s/>este.mes</text:p>
      <text:p text:style-name="P17"><text:soft-page-break/><text:span text:style-name="T24">d</text:span>ate &gt;&gt; este.m<text:span text:style-name="T24">e</text:span>s</text:p>
      <text:list xml:id="list224046582807372" text:continue-numbering="true" text:style-name="WW8Num2">
        <text:list-item>
          <text:p text:style-name="P21">Vuelve a visualizar el contenido de tu directorio para comprobar que se han creado dos archivos nuevos.</text:p>
        </text:list-item>
      </text:list>
      <text:p text:style-name="P34"><text:tab/><text:span text:style-name="T12">ls</text:span></text:p>
      <text:list xml:id="list224045696026429" text:continue-numbering="true" text:style-name="WW8Num2">
        <text:list-item>
          <text:p text:style-name="P21">Crea un nuevo archivo llamado <text:span text:style-name="T1">nuevo.archivo</text:span> que contenga el resultado de hacer un listado largo de tu directorio de trabajo.</text:p>
          <text:p text:style-name="P21"/>
        </text:list-item>
      </text:list>
      <text:p text:style-name="P3"><text:tab/><text:span text:style-name="T25">ls -l &gt; nuevo.archivo</text:span></text:p>
      <text:p text:style-name="P3"/>
      <text:list xml:id="list224046124156241" text:continue-numbering="true" text:style-name="WW8Num2">
        <text:list-item>
          <text:p text:style-name="P21">Haz una copia del archivo <text:span text:style-name="T1">nuevo.archivo</text:span> llamándola <text:span text:style-name="T1">archivo.copia</text:span> y una copia del archivo <text:span text:style-name="T1">fich.calen</text:span> llamándola <text:span text:style-name="T1">este.cal</text:span></text:p>
          <text:p text:style-name="P21"><text:span text:style-name="T1"/></text:p>
        </text:list-item>
      </text:list>
      <text:p text:style-name="P9"><text:s text:c="6"/>Para ello utiliza el comando cat y redireccionamiento. (Con dos ordenes).</text:p>
      <text:p text:style-name="P18"><text:tab/><text:span text:style-name="T13">c</text:span><text:span text:style-name="T9">at nuevo.archivo &gt; archivo.copia</text:span></text:p>
      <text:p text:style-name="P19"><text:tab/><text:span text:style-name="T26">c</text:span>a<text:span text:style-name="T26">t</text:span> fich.calen &gt; este.cal</text:p>
      <text:p text:style-name="P19"/>
      <text:list xml:id="list224045694263250" text:continue-numbering="true" text:style-name="WW8Num2">
        <text:list-item>
          <text:p text:style-name="P21">Añade el calendario del año 1990 al fichero <text:span text:style-name="T1">este.cal</text:span></text:p>
          <text:p text:style-name="P21"><text:span text:style-name="T1"/></text:p>
        </text:list-item>
      </text:list>
      <text:p text:style-name="P35"><text:tab/><text:span text:style-name="T14">c</text:span><text:span text:style-name="Fuente_20_de_20_párrafo_20_predeter."><text:span text:style-name="T9">al </text:span></text:span><text:span text:style-name="Fuente_20_de_20_párrafo_20_predeter."><text:span text:style-name="T15">1</text:span></text:span><text:span text:style-name="Fuente_20_de_20_párrafo_20_predeter."><text:span text:style-name="T9">990 &gt;&gt; este.cal</text:span></text:span></text:p>
      <text:p text:style-name="P35"><text:span text:style-name="Fuente_20_de_20_párrafo_20_predeter."><text:span text:style-name="T9"/></text:span></text:p>
      <text:list xml:id="list224046497105177" text:continue-numbering="true" text:style-name="WW8Num2">
        <text:list-item>
          <text:p text:style-name="P21">Crea una archivo llamado <text:span text:style-name="T1">mi_direccion</text:span> que almacene tu dirección, empleando, al menos 3 líneas.</text:p>
          <text:p text:style-name="P21"/>
        </text:list-item>
      </text:list>
      <text:p text:style-name="P36"><text:tab/><text:span text:style-name="T15">e</text:span><text:span text:style-name="T9">cho enriqueta 17 &gt; mi_direccion</text:span></text:p>
      <text:p text:style-name="P30"><text:tab/>echo alicante <text:span text:style-name="T28">&gt;&gt;</text:span> mi_direccion</text:p>
      <text:p text:style-name="P31"><text:tab/>echo Carlos <text:span text:style-name="T28">&gt;&gt;</text:span> mi_direccion</text:p>
      <text:p text:style-name="P31"/>
      <text:list xml:id="list224046800507723" text:continue-numbering="true" text:style-name="WW8Num2">
        <text:list-item>
          <text:p text:style-name="P21">Crea un archivo llamado <text:span text:style-name="T1">muchos.cal</text:span> que almacene el contenido de los archivos <text:span text:style-name="T1">este.cal</text:span> y <text:span text:style-name="T1"><text:s/>mi_direccion</text:span> </text:p>
        </text:list-item>
      </text:list>
      <text:p text:style-name="P14">Entre el contenido de los dos archivos que vuelcas sobre <text:span text:style-name="T1">muchos.cal</text:span> debes teclear tu nombre.</text:p>
      <text:p text:style-name="P3"/>
      <text:p text:style-name="P38"><text:span text:style-name="T29">c</text:span>at este.cal &gt; muchos.cal</text:p>
      <text:p text:style-name="P38">echo <text:span text:style-name="T29">carlos</text:span> <text:span text:style-name="T29">&gt;&gt; </text:span>muchos.cal</text:p>
      <text:p text:style-name="P38">cat mi_direccion <text:span text:style-name="T29">&gt;&gt;</text:span> muchos.cal</text:p>
      <text:p text:style-name="P3"/>
      <text:list xml:id="list224046112514837" text:continue-numbering="true" text:style-name="WW8Num2">
        <text:list-item>
          <text:p text:style-name="P26">Visualiza en pantalla el contenido de todos los archivos generados. Realízalo en una sola orden. Intenta detener la visualización utilizando Ctrl+s. Después haz lo mismo utilizando more.</text:p>
          <text:p text:style-name="P26"/>
        </text:list-item>
      </text:list>
      <text:p text:style-name="P37"><text:tab/><text:span text:style-name="T16">c</text:span><text:span text:style-name="T9">at muchos.cal este.cal mi_direccion | more</text:span></text:p>
      <text:p text:style-name="P37"><text:span text:style-name="T9"/></text:p>
      <text:list xml:id="list224045961565775" text:continue-numbering="true" text:style-name="WW8Num2">
        <text:list-item>
          <text:p text:style-name="P21">Visualiza el contenido del archivo <text:span text:style-name="T1">mi_direccion</text:span> </text:p>
        </text:list-item>
      </text:list>
      <text:p text:style-name="P25"><text:tab/><text:span text:style-name="T16">c</text:span><text:span text:style-name="T9">at mi_direccion</text:span></text:p>
      <text:list xml:id="list224046725858875" text:continue-numbering="true" text:style-name="WW8Num2">
        <text:list-item>
          <text:p text:style-name="P21">Visualiza el contenido del archivo <text:span text:style-name="T1">mi­­_otra_direccion</text:span>, comprobarás que no existe y te indicará un mensaje.</text:p>
        </text:list-item>
      </text:list>
      <text:p text:style-name="P25"><text:tab/><text:span text:style-name="T16">c</text:span><text:span text:style-name="T9">at mi_otra_direccion</text:span></text:p>
      <text:list xml:id="list224045737909267" text:continue-numbering="true" text:style-name="WW8Num2">
        <text:list-item>
          <text:p text:style-name="P21">Vuelve a realizar la misma orden pero almacenando el mensaje de error en un archivo llamado <text:span text:style-name="T1">errores.</text:span></text:p>
        </text:list-item>
      </text:list>
      <text:p text:style-name="P25"><text:span text:style-name="T2"><text:tab/></text:span><text:span text:style-name="T16">c</text:span><text:span text:style-name="T9">at mi_otra_direccion 2&gt; error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loext:contextual-spacing="false" fo:text-align="center" style:justify-single-word="false" fo:padding-left="0.141cm" fo:padding-right="0.141cm" fo:padding-top="0.035cm" fo:padding-bottom="0.035cm" fo:border="0.51pt solid #000000"/>
      <style:text-properties fo:font-size="16pt" fo:font-weight="bold" style:letter-kerning="true" style:font-size-asian="16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cm" fo:margin-bottom="0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 fo:keep-with-next="always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 text:start-value="2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5.002cm" table:align="left" style:writing-mode="lr-tb"/>
    </style:style>
    <style:style style:name="Tabla1.A" style:family="table-column">
      <style:table-column-properties style:column-width="0.878cm"/>
    </style:style>
    <style:style style:name="Tabla1.B" style:family="table-column">
      <style:table-column-properties style:column-width="7.061cm"/>
    </style:style>
    <style:style style:name="Tabla1.C" style:family="table-column">
      <style:table-column-properties style:column-width="7.06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/>
      <style:text-properties style:font-name="Tahoma" fo:font-size="9pt" fo:font-weight="bold" style:font-size-asian="9pt" style:font-weight-asian="bold" style:font-name-complex="Tahoma" style:font-size-complex="9pt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  <text:p text:style-name="MP1"/>
            </table:table-cell>
            <table:table-cell table:style-name="Tabla1.A1" office:value-type="string">
              <text:p text:style-name="MP2">Práctica 2 de LINUX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Ejercicio 1 Linux</dc:title>
    <meta:initial-creator>Esaú Jover Cristóbal</meta:initial-creator>
    <meta:creation-date>2007-09-26T18:28:00</meta:creation-date>
    <dc:date>2022-05-29T22:40:45.142000000</dc:date>
    <meta:editing-cycles>82</meta:editing-cycles>
    <meta:editing-duration>PT17H47M10S</meta:editing-duration>
    <meta:generator>LibreOffice/6.3.4.2$Windows_X86_64 LibreOffice_project/60da17e045e08f1793c57c00ba83cdfce946d0aa</meta:generator>
    <meta:document-statistic meta:table-count="1" meta:image-count="0" meta:object-count="0" meta:page-count="3" meta:paragraph-count="92" meta:word-count="846" meta:character-count="5058" meta:non-whitespace-character-count="4264"/>
    <meta:user-defined meta:name="Información 1"/>
    <meta:user-defined meta:name="Información 2"/>
    <meta:user-defined meta:name="Información 3"/>
    <meta:user-defined meta:name="Información 4"/>
  </office:meta>
</office:document-meta>
</file>